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8.78mm"/>
    </style:style>
    <style:style style:name="co8" style:family="table-column">
      <style:table-column-properties fo:break-before="auto" style:column-width="32.49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10.71mm"/>
    </style:style>
    <style:style style:name="co11" style:family="table-column">
      <style:table-column-properties fo:break-before="auto" style:column-width="16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4" table:default-cell-style-name="ce7"/>
        <table:table-column table:style-name="co8" table:default-cell-style-name="ce7"/>
        <table:table-column table:style-name="co4" table:default-cell-style-name="ce7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3" table:default-cell-style-name="ce7"/>
        <table:table-column table:style-name="co9" table:default-cell-style-name="ce7"/>
        <table:table-column table:style-name="co3" table:default-cell-style-name="ce7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10" table:default-cell-style-name="ce1"/>
        <table:table-column table:style-name="co3" table:default-cell-style-name="ce7"/>
        <table:table-column table:style-name="co9" table:default-cell-style-name="ce7"/>
        <table:table-column table:style-name="co11" table:default-cell-style-name="ce7"/>
        <table:table-column table:style-name="co5" table:number-columns-repeated="990" table:default-cell-style-name="ce1"/>
        <table:table-row table:style-name="ro1">
          <table:table-cell table:style-name="ce2" office:value-type="string" calcext:value-type="string" table:number-columns-spanned="34" table:number-rows-spanned="1">
            <text:p>KMeans</text:p>
          </table:table-cell>
          <table:covered-table-cell table:number-columns-repeated="2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6" table:number-rows-spanned="1">
            <text:p>Antecipação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1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2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3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4</text:p>
          </table:table-cell>
          <table:covered-table-cell table:number-columns-repeated="2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9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number-columns-repeated="99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41" calcext:value-type="float">
            <text:p>341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85" calcext:value-type="float">
            <text:p>1285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4" table:number-rows-spanned="1">
            <text:p>Logistic Regression</text:p>
          </table:table-cell>
          <table:covered-table-cell table:number-columns-repeated="2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6" table:number-rows-spanned="1">
            <text:p>Antecipação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1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2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3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4</text:p>
          </table:table-cell>
          <table:covered-table-cell table:number-columns-repeated="2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9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12" calcext:value-type="float">
            <text:p>12,0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222222222222222" calcext:value-type="float">
            <text:p>0,22</text:p>
          </table:table-cell>
          <table:table-cell table:number-columns-repeated="99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117" calcext:value-type="float">
            <text:p>117</text:p>
          </table:table-cell>
          <table:table-cell table:style-name="ce6" office:value-type="float" office:value="0.991525423728814" calcext:value-type="float">
            <text:p>0,99</text:p>
          </table:table-cell>
          <table:table-cell table:style-name="ce6" office:value-type="float" office:value="0.951219512195122" calcext:value-type="float">
            <text:p>0,95</text:p>
          </table:table-cell>
          <table:table-cell table:style-name="ce6" office:value-type="float" office:value="0.970954356846473" calcext:value-type="float">
            <text:p>0,9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34" calcext:value-type="float">
            <text:p>334</text:p>
          </table:table-cell>
          <table:table-cell table:style-name="ce6" office:value-type="float" office:value="0.997014925373134" calcext:value-type="float">
            <text:p>1,00</text:p>
          </table:table-cell>
          <table:table-cell table:style-name="ce6" office:value-type="float" office:value="0.979472140762463" calcext:value-type="float">
            <text:p>0,98</text:p>
          </table:table-cell>
          <table:table-cell table:style-name="ce6" office:value-type="float" office:value="0.988165680473373" calcext:value-type="float">
            <text:p>0,9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78" calcext:value-type="float">
            <text:p>1278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94552529182879" calcext:value-type="float">
            <text:p>0,99</text:p>
          </table:table-cell>
          <table:table-cell table:style-name="ce6" office:value-type="float" office:value="0.997268825595006" calcext:value-type="float">
            <text:p>1,00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4" table:number-rows-spanned="1">
            <text:p>Gradient Boosting</text:p>
          </table:table-cell>
          <table:covered-table-cell table:number-columns-repeated="2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6" table:number-rows-spanned="1">
            <text:p>Antecipação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1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2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3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4</text:p>
          </table:table-cell>
          <table:covered-table-cell table:number-columns-repeated="2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9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float" office:value="0.0416666666666667" calcext:value-type="float">
            <text:p>0,04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08" calcext:value-type="float">
            <text:p>0,08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6" office:value-type="float" office:value="0.0181818181818182" calcext:value-type="float">
            <text:p>0,02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0357142857142857" calcext:value-type="float">
            <text:p>0,04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1" calcext:value-type="float">
            <text:p>121</text:p>
          </table:table-cell>
          <table:table-cell table:style-name="ce6" office:value-type="float" office:value="0.00819672131147541" calcext:value-type="float">
            <text:p>0,01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016260162601626" calcext:value-type="float">
            <text:p>0,02</text:p>
          </table:table-cell>
          <table:table-cell table:number-columns-repeated="99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813008130081301" calcext:value-type="float">
            <text:p>0,81</text:p>
          </table:table-cell>
          <table:table-cell table:style-name="ce6" office:value-type="float" office:value="0.896860986547085" calcext:value-type="float">
            <text:p>0,9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7" calcext:value-type="float">
            <text:p>287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841642228739003" calcext:value-type="float">
            <text:p>0,84</text:p>
          </table:table-cell>
          <table:table-cell table:style-name="ce6" office:value-type="float" office:value="0.914012738853503" calcext:value-type="float">
            <text:p>0,9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64" calcext:value-type="float">
            <text:p>1164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05836575875486" calcext:value-type="float">
            <text:p>0,91</text:p>
          </table:table-cell>
          <table:table-cell table:style-name="ce6" office:value-type="float" office:value="0.950592078399347" calcext:value-type="float">
            <text:p>0,95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4" table:number-rows-spanned="1">
            <text:p>Random Forest</text:p>
          </table:table-cell>
          <table:covered-table-cell table:number-columns-repeated="2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6" table:number-rows-spanned="1">
            <text:p>Antecipação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1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2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3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4</text:p>
          </table:table-cell>
          <table:covered-table-cell table:number-columns-repeated="2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9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0.333333333333333" calcext:value-type="float">
            <text:p>0,33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5" calcext:value-type="float">
            <text:p>0,5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0.333333333333333" calcext:value-type="float">
            <text:p>0,33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5" calcext:value-type="float">
            <text:p>0,5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0.333333333333333" calcext:value-type="float">
            <text:p>0,33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5" calcext:value-type="float">
            <text:p>0,50</text:p>
          </table:table-cell>
          <table:table-cell table:number-columns-repeated="99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1" calcext:value-type="float">
            <text:p>121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83739837398374" calcext:value-type="float">
            <text:p>0,98</text:p>
          </table:table-cell>
          <table:table-cell table:style-name="ce6" office:value-type="float" office:value="0.991803278688525" calcext:value-type="float">
            <text:p>0,9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39" calcext:value-type="float">
            <text:p>339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94134897360704" calcext:value-type="float">
            <text:p>0,99</text:p>
          </table:table-cell>
          <table:table-cell table:style-name="ce6" office:value-type="float" office:value="0.997058823529412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83" calcext:value-type="float">
            <text:p>1283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98443579766537" calcext:value-type="float">
            <text:p>1,00</text:p>
          </table:table-cell>
          <table:table-cell table:style-name="ce6" office:value-type="float" office:value="0.999221183800623" calcext:value-type="float">
            <text:p>1,00</text:p>
          </table:table-cell>
          <table:table-cell table:number-columns-repeated="990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 style:data-style-name="N2" text:time-value="13:59:40.2339106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28T14:09:11.416585129</dc:date>
    <meta:editing-duration>PT39M50S</meta:editing-duration>
    <meta:editing-cycles>15</meta:editing-cycles>
    <meta:document-statistic meta:table-count="1" meta:cell-count="404" meta:object-count="0"/>
  </office:meta>
</office:document-meta>
</file>